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74in" table:align="left"/>
    </style:style>
    <style:style style:name="Table1.A" style:family="table-column">
      <style:table-column-properties style:column-width="1.6479in"/>
    </style:style>
    <style:style style:name="Table1.B" style:family="table-column">
      <style:table-column-properties style:column-width="4.8194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5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2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3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6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7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8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19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20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2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 fo:font-weight="bold"/>
    </style:style>
    <style:style style:name="P2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25" style:family="paragraph" style:parent-style-name="Standard">
      <style:text-properties style:font-name="Liberation Serif"/>
    </style:style>
    <style:style style:name="T1" style:family="text">
      <style:text-properties officeooo:rsid="0007f7d3"/>
    </style:style>
    <style:style style:name="T2" style:family="text">
      <style:text-properties fo:font-weight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/>
    </style:style>
    <style:style style:name="T5" style:family="text">
      <style:text-properties style:font-name="Liberation Serif" officeooo:rsid="0007f7d3"/>
    </style:style>
    <style:style style:name="T6" style:family="text">
      <style:text-properties style:font-name="Liberation Serif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ild Master - Project Documentation</text:h>
      <text:p text:style-name="P2">Project Name: Guild Master</text:p>
      <text:p text:style-name="P2">Author: <text:span text:style-name="T1">Jan Kouba</text:span></text:p>
      <text:p text:style-name="P2">Pattern: D2 (Active Record)</text:p>
      <text:p text:style-name="P2">Language: Python (Tkinter) + MySQL</text:p>
      <text:h text:style-name="P3" text:outline-level="2"/>
      <text:h text:style-name="P3" text:outline-level="2">1. Introduction</text:h>
      <text:p text:style-name="P4">Guild Master is a desktop application designed to manage an RPG guild <text:span text:style-name="T1">(Basically a guild ERP :D)</text:span>. It allows the user to keep track of <text:span text:style-name="T2">Heroes</text:span>, their <text:span text:style-name="T2">Inventory</text:span>, and the global <text:span text:style-name="T2">Item Shop</text:span>.</text:p>
      <text:p text:style-name="P4">The goal of this project was to create a functional application using a relational database, implementing the <text:span text:style-name="T2">Active Record (D2)</text:span> design pattern, and handling complex data operations like transactions and aggregations.</text:p>
      <text:h text:style-name="P3" text:outline-level="2"/>
      <text:h text:style-name="P3" text:outline-level="2">2. Technical Architecture</text:h>
      <text:h text:style-name="P5" text:outline-level="3">Design Pattern: Active Record (D2)</text:h>
      <text:p text:style-name="P6"><text:span text:style-name="T3">The application does not use external ORM libraries (like SQLAlchemy). Instead, I implemented a custom </text:span><text:span text:style-name="T4">Active Record</text:span><text:span text:style-name="T3"> pattern in </text:span><text:span text:style-name="Source_20_Text"><text:span text:style-name="T3">src/orm.py</text:span></text:span><text:span text:style-name="T3">.</text:span></text:p>
      <text:list text:style-name="L1">
        <text:list-item>
          <text:p text:style-name="P7"><text:span text:style-name="T4">How it works:</text:span><text:span text:style-name="T3"> Each database table has a corresponding Python class (e.g., </text:span><text:span text:style-name="Source_20_Text"><text:span text:style-name="T3">Hero</text:span></text:span><text:span text:style-name="T3">, </text:span><text:span text:style-name="Source_20_Text"><text:span text:style-name="T3">Item</text:span></text:span><text:span text:style-name="T3">).</text:span></text:p>
        </text:list-item>
        <text:list-item>
          <text:p text:style-name="P7"><text:span text:style-name="T4">Logic:</text:span><text:span text:style-name="T3"> The objects themselves handle database operations. For example, calling </text:span><text:span text:style-name="Source_20_Text"><text:span text:style-name="T3">hero.save()</text:span></text:span><text:span text:style-name="T3"> automatically decides whether to run an </text:span><text:span text:style-name="Source_20_Text"><text:span text:style-name="T3">INSERT</text:span></text:span><text:span text:style-name="T3"> (if it's new) or an </text:span><text:span text:style-name="Source_20_Text"><text:span text:style-name="T3">UPDATE</text:span></text:span><text:span text:style-name="T3"> (if it exists).</text:span></text:p>
        </text:list-item>
      </text:list>
      <text:h text:style-name="P5" text:outline-level="3">Database Connection</text:h>
      <text:list text:style-name="L2">
        <text:list-item>
          <text:p text:style-name="P8"><text:span text:style-name="T3">The database connection is a </text:span><text:span text:style-name="T4">Singleton</text:span><text:span text:style-name="T3"> defined in </text:span><text:span text:style-name="Source_20_Text"><text:span text:style-name="T3">src/database.py</text:span></text:span><text:span text:style-name="T3">.</text:span></text:p>
        </text:list-item>
        <text:list-item>
          <text:p text:style-name="P9">It ensures only one connection is open at a time.</text:p>
        </text:list-item>
        <text:list-item>
          <text:p text:style-name="P8"><text:span text:style-name="T3">It loads credentials from a secured </text:span><text:span text:style-name="Source_20_Text"><text:span text:style-name="T3">config.json</text:span></text:span><text:span text:style-name="T3"> file. </text:span><text:span text:style-name="T5">(Mines in .gitignore)</text:span></text:p>
        </text:list-item>
      </text:list>
      <text:h text:style-name="P5" text:outline-level="3">Error Handling</text:h>
      <text:p text:style-name="P6"><text:span text:style-name="T3">The application is crash-resistant. All user inputs (numbers, text) and database queries are wrapped in </text:span><text:span text:style-name="Source_20_Text"><text:span text:style-name="T3">try-except</text:span></text:span><text:span text:style-name="T3"> blocks </text:span><text:span text:style-name="T5">(should be for everything)</text:span><text:span text:style-name="T3">.</text:span></text:p>
      <text:list text:style-name="L3">
        <text:list-item>
          <text:p text:style-name="P10"><text:span text:style-name="T2">Bad Config:</text:span> If the database password is wrong, the app shows a clear error popup instead of crashing.</text:p>
        </text:list-item>
        <text:list-item>
          <text:p text:style-name="P10"><text:span text:style-name="T2">Bad Input:</text:span> <text:span text:style-name="T1">For <text:s/>example i</text:span>f a user types text into a "Gold" field, the app warns them to use numbers.</text:p>
        </text:list-item>
      </text:list>
      <text:h text:style-name="P3" text:outline-level="2"><text:soft-page-break/>3. Database Structure</text:h>
      <text:p text:style-name="P6"><text:span text:style-name="T3">The database (</text:span><text:span text:style-name="Source_20_Text"><text:span text:style-name="T3">guild_master_db </text:span></text:span><text:span text:style-name="Source_20_Text"><text:span text:style-name="T5">or anything you named it</text:span></text:span><text:span text:style-name="T3">) consists of 5 tables and satisfies all data type requirements.</text:span></text:p>
      <text:h text:style-name="P5" text:outline-level="3">Tables</text:h>
      <text:list text:style-name="L4">
        <text:list-item>
          <text:p text:style-name="P11"><text:span text:style-name="Source_20_Text"><text:span text:style-name="T4">heroes</text:span></text:span><text:span text:style-name="T3">: The main table.</text:span></text:p>
          <text:list>
            <text:list-item>
              <text:p text:style-name="P11"><text:span text:style-name="Source_20_Text"><text:span text:style-name="T3">id</text:span></text:span><text:span text:style-name="T3"> (INT, PK)</text:span></text:p>
            </text:list-item>
            <text:list-item>
              <text:p text:style-name="P11"><text:span text:style-name="Source_20_Text"><text:span text:style-name="T3">name</text:span></text:span><text:span text:style-name="T3"> (VARCHAR)</text:span></text:p>
            </text:list-item>
            <text:list-item>
              <text:p text:style-name="P11"><text:span text:style-name="Source_20_Text"><text:span text:style-name="T3">level</text:span></text:span><text:span text:style-name="T3"> (INT)</text:span></text:p>
            </text:list-item>
            <text:list-item>
              <text:p text:style-name="P11"><text:span text:style-name="Source_20_Text"><text:span text:style-name="T3">gold_balance</text:span></text:span><text:span text:style-name="T3"> (</text:span><text:span text:style-name="T4">FLOAT</text:span><text:span text:style-name="T3">) - </text:span><text:span text:style-name="T6">Satisfies Float requirement</text:span></text:p>
            </text:list-item>
            <text:list-item>
              <text:p text:style-name="P11"><text:span text:style-name="Source_20_Text"><text:span text:style-name="T3">is_active</text:span></text:span><text:span text:style-name="T3"> (</text:span><text:span text:style-name="T4">BOOL</text:span><text:span text:style-name="T3">) - </text:span><text:span text:style-name="T6">Satisfies Bool requirement</text:span></text:p>
            </text:list-item>
            <text:list-item>
              <text:p text:style-name="P11"><text:span text:style-name="Source_20_Text"><text:span text:style-name="T3">join_date</text:span></text:span><text:span text:style-name="T3"> (</text:span><text:span text:style-name="T4">DATETIME</text:span><text:span text:style-name="T3">) - </text:span><text:span text:style-name="T6">Satisfies Date requirement</text:span></text:p>
            </text:list-item>
          </text:list>
        </text:list-item>
        <text:list-item>
          <text:p text:style-name="P11"><text:span text:style-name="Source_20_Text"><text:span text:style-name="T4">items</text:span></text:span><text:span text:style-name="T3">: The catalog of available weapons/potions.</text:span></text:p>
          <text:list>
            <text:list-item>
              <text:p text:style-name="P11"><text:span text:style-name="Source_20_Text"><text:span text:style-name="T3">rarity</text:span></text:span><text:span text:style-name="T3"> (</text:span><text:span text:style-name="T4">ENUM</text:span><text:span text:style-name="T3">) - </text:span><text:span text:style-name="T6">Satisfies Enum requirement</text:span><text:span text:style-name="T3"> ('Common', 'Rare', 'Epic', 'Legendary')</text:span></text:p>
            </text:list-item>
          </text:list>
        </text:list-item>
        <text:list-item>
          <text:p text:style-name="P11"><text:span text:style-name="Source_20_Text"><text:span text:style-name="T4">inventory</text:span></text:span><text:span text:style-name="T3">: The M:N Junction table.</text:span></text:p>
          <text:list>
            <text:list-item>
              <text:p text:style-name="P11"><text:span text:style-name="T3">Links </text:span><text:span text:style-name="Source_20_Text"><text:span text:style-name="T3">heroes</text:span></text:span><text:span text:style-name="T3"> and </text:span><text:span text:style-name="Source_20_Text"><text:span text:style-name="T3">items</text:span></text:span><text:span text:style-name="T3">. A hero can have many items, and an item type can belong to many heroes.</text:span></text:p>
            </text:list-item>
          </text:list>
        </text:list-item>
        <text:list-item>
          <text:p text:style-name="P11"><text:span text:style-name="Source_20_Text"><text:span text:style-name="T4">classes</text:span></text:span><text:span text:style-name="T3">: Lookup table for hero types (Warrior, Mage).</text:span></text:p>
        </text:list-item>
        <text:list-item>
          <text:p text:style-name="P11"><text:span text:style-name="Source_20_Text"><text:span text:style-name="T4">quest_logs</text:span></text:span><text:span text:style-name="T3">: Stores history of actions.</text:span></text:p>
        </text:list-item>
      </text:list>
      <text:h text:style-name="P5" text:outline-level="3">Views</text:h>
      <text:list text:style-name="L5">
        <text:list-item>
          <text:p text:style-name="P12"><text:span text:style-name="Source_20_Text"><text:span text:style-name="T4">view_guild_wealth</text:span></text:span><text:span text:style-name="T3">: A saved SQL view that joins tables to show the net worth of the guild.</text:span></text:p>
        </text:list-item>
        <text:list-item>
          <text:p text:style-name="P12"><text:span text:style-name="Source_20_Text"><text:span text:style-name="T4">view_active_heroes</text:span></text:span><text:span text:style-name="T3">: A filter for currently active members.</text:span></text:p>
        </text:list-item>
      </text:list>
      <text:h text:style-name="P3" text:outline-level="2"/>
      <text:h text:style-name="P3" text:outline-level="2">4. Key Features &amp; Logic</text:h>
      <text:h text:style-name="P5" text:outline-level="3">A. Transactions (Multi-Table Insert)</text:h>
      <text:p text:style-name="P4">The most complex operation happens when creating a <text:span text:style-name="T2">New Hero</text:span>.</text:p>
      <text:list text:style-name="L6">
        <text:list-item>
          <text:p text:style-name="P13">The user enters a name and picks a "Starter Item".</text:p>
        </text:list-item>
        <text:list-item>
          <text:p text:style-name="P13">The code starts a database <text:span text:style-name="T2">Transaction</text:span>.</text:p>
        </text:list-item>
        <text:list-item>
          <text:p text:style-name="P14"><text:span text:style-name="T3">Step 1: Inserts the hero into </text:span><text:span text:style-name="Source_20_Text"><text:span text:style-name="T3">heroes</text:span></text:span><text:span text:style-name="T3">.</text:span></text:p>
        </text:list-item>
        <text:list-item>
          <text:p text:style-name="P14"><text:span text:style-name="T3">Step 2: Inserts the item link into </text:span><text:span text:style-name="Source_20_Text"><text:span text:style-name="T3">inventory</text:span></text:span><text:span text:style-name="T3">.</text:span></text:p>
        </text:list-item>
        <text:list-item>
          <text:p text:style-name="P13"><text:span text:style-name="T2">Safety:</text:span> If Step 2 fails (e.g., database error), Step 1 is rolled back (undone). This ensures no "broken" heroes exist without their starter items.</text:p>
        </text:list-item>
      </text:list>
      <text:h text:style-name="P5" text:outline-level="3"><text:soft-page-break/>B. Reporting (Aggregation)</text:h>
      <text:p text:style-name="P4">The "Report" tab provides data calculated directly by the database using <text:span text:style-name="T2">SQL Aggregations</text:span>:</text:p>
      <text:list text:style-name="L7">
        <text:list-item>
          <text:p text:style-name="P15"><text:span text:style-name="T2">SUM:</text:span> Calculates the total value of all items in the guild.</text:p>
        </text:list-item>
        <text:list-item>
          <text:p text:style-name="P15"><text:span text:style-name="T2">AVG:</text:span> Calculates average hero level and gold.</text:p>
        </text:list-item>
        <text:list-item>
          <text:p text:style-name="P15">COUNT: Counts how many items each hero owns.</text:p>
          <text:p text:style-name="P15">These are done using LEFT JOIN commands across 3 tables (heroes -&gt; inventory -&gt; items).</text:p>
        </text:list-item>
      </text:list>
      <text:h text:style-name="P5" text:outline-level="3">C. Data Import</text:h>
      <text:p text:style-name="P4">The application supports <text:span text:style-name="T2">JSON Import</text:span> for two different tables <text:span text:style-name="T1">(In a specific format ITS IN THE STRUCTURE (the templates))</text:span>:</text:p>
      <text:list text:style-name="L8">
        <text:list-item>
          <text:p text:style-name="P16"><text:span text:style-name="T2">Import Items:</text:span> Adds new weapons to the shop.</text:p>
        </text:list-item>
        <text:list-item>
          <text:p text:style-name="P16"><text:span text:style-name="T2">Import Heroes:</text:span> Adds new characters to the roster.</text:p>
        </text:list-item>
      </text:list>
      <text:h text:style-name="P5" text:outline-level="3">D. Configuration</text:h>
      <text:p text:style-name="P6"><text:span text:style-name="T3">The app </text:span><text:span text:style-name="T5">config</text:span><text:span text:style-name="T3"> is </text:span><text:span text:style-name="T5">technically not</text:span><text:span text:style-name="T3"> hardcoded. Users can go to the </text:span><text:span text:style-name="T4">Settings Tab</text:span><text:span text:style-name="T3"> and change the database Host, User, or Password directly in the GUI. These changes are saved to </text:span><text:span text:style-name="Source_20_Text"><text:span text:style-name="T3">config.json</text:span></text:span><text:span text:style-name="T3">.</text:span></text:p>
      <text:h text:style-name="P3" text:outline-level="2"/>
      <text:h text:style-name="P3" text:outline-level="2">5. User Guide (How to Use)</text:h>
      <text:h text:style-name="P5" text:outline-level="3">1. Setup</text:h>
      <text:list text:style-name="L9">
        <text:list-item>
          <text:p text:style-name="P17"><text:span text:style-name="T3">Ensure </text:span><text:span text:style-name="Source_20_Text"><text:span text:style-name="T3">config.json</text:span></text:span><text:span text:style-name="T3"> is created (renamed from </text:span><text:span text:style-name="Source_20_Text"><text:span text:style-name="T3">config.sample.json</text:span></text:span><text:span text:style-name="T3">) with your DB credentials.</text:span></text:p>
        </text:list-item>
        <text:list-item>
          <text:p text:style-name="P17"><text:span text:style-name="T3">Run </text:span><text:span text:style-name="Source_20_Text"><text:span text:style-name="T3">src/main.py</text:span></text:span><text:span text:style-name="T3">.</text:span></text:p>
        </text:list-item>
      </text:list>
      <text:h text:style-name="P5" text:outline-level="3">2. Heroes Tab</text:h>
      <text:list text:style-name="L10">
        <text:list-item>
          <text:p text:style-name="P18"><text:span text:style-name="T2">New Hero:</text:span> Click to add a character. You can select a "Starter Item" from the dropdown.</text:p>
        </text:list-item>
        <text:list-item>
          <text:p text:style-name="P18"><text:span text:style-name="T2">Manage Inventory:</text:span> Select a hero to see their items. You can add or remove items here.</text:p>
        </text:list-item>
        <text:list-item>
          <text:p text:style-name="P18"><text:span text:style-name="T2">Edit/Delete:</text:span> Modify stats or remove a hero permanently.</text:p>
        </text:list-item>
      </text:list>
      <text:h text:style-name="P5" text:outline-level="3">3. Items DB Tab</text:h>
      <text:list text:style-name="L11">
        <text:list-item>
          <text:p text:style-name="P19">This is the "Shop Manager". You can create new item types (e.g., "<text:span text:style-name="T1">Massive Stick</text:span>), edit their rarity, or delete them.</text:p>
        </text:list-item>
      </text:list>
      <text:h text:style-name="P5" text:outline-level="3">4. Report &amp; Import Tab</text:h>
      <text:list text:style-name="L12">
        <text:list-item>
          <text:p text:style-name="P20"><text:span text:style-name="T2">Generate Report:</text:span> Click to see a table of all heroes and their total asset value. At the bottom, you will see the "Guild Total Statistics".</text:p>
        </text:list-item>
        <text:list-item>
          <text:p text:style-name="P20"><text:span text:style-name="T2">Import:</text:span> Use the buttons to load sample JSON files.</text:p>
        </text:list-item>
      </text:list>
      <text:h text:style-name="P3" text:outline-level="2"><text:soft-page-break/></text:h>
      <text:h text:style-name="P3" text:outline-level="2">6. Checklist - Requirements Fulfillmen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<text:span text:style-name="Strong_20_Emphasis"><text:span text:style-name="T3">Requirement</text:span></text:span></text:p>
            </table:table-cell>
            <table:table-cell table:style-name="Table1.A1" office:value-type="string">
              <text:p text:style-name="P21"><text:span text:style-name="Strong_20_Emphasis"><text:span text:style-name="T3">Implementation in Project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2">Pattern D2</text:p>
          </table:table-cell>
          <table:table-cell table:style-name="Table1.A1" office:value-type="string">
            <text:p text:style-name="P23"><text:span text:style-name="Source_20_Text"><text:span text:style-name="T3">orm.py</text:span></text:span><text:span text:style-name="T3"> class </text:span><text:span text:style-name="Source_20_Text"><text:span text:style-name="T3">ActiveRecord</text:span></text:span><text:span text:style-name="T3"> + </text:span><text:span text:style-name="Source_20_Text"><text:span text:style-name="T3">models.py</text:span></text:span><text:span text:style-name="T3">.</text:span></text:p>
          </table:table-cell>
        </table:table-row>
        <table:table-row>
          <table:table-cell table:style-name="Table1.A1" office:value-type="string">
            <text:p text:style-name="P22">Relational DB</text:p>
          </table:table-cell>
          <table:table-cell table:style-name="Table1.A1" office:value-type="string">
            <text:p text:style-name="P24">MySQL Server used.</text:p>
          </table:table-cell>
        </table:table-row>
        <table:table-row>
          <table:table-cell table:style-name="Table1.A1" office:value-type="string">
            <text:p text:style-name="P22">5 Tables</text:p>
          </table:table-cell>
          <table:table-cell table:style-name="Table1.A1" office:value-type="string">
            <text:p text:style-name="P23"><text:span text:style-name="Source_20_Text"><text:span text:style-name="T3">heroes</text:span></text:span><text:span text:style-name="T3">, </text:span><text:span text:style-name="Source_20_Text"><text:span text:style-name="T3">items</text:span></text:span><text:span text:style-name="T3">, </text:span><text:span text:style-name="Source_20_Text"><text:span text:style-name="T3">inventory</text:span></text:span><text:span text:style-name="T3">, </text:span><text:span text:style-name="Source_20_Text"><text:span text:style-name="T3">classes</text:span></text:span><text:span text:style-name="T3">, </text:span><text:span text:style-name="Source_20_Text"><text:span text:style-name="T3">quest_logs</text:span></text:span><text:span text:style-name="T3">.</text:span></text:p>
          </table:table-cell>
        </table:table-row>
        <table:table-row>
          <table:table-cell table:style-name="Table1.A1" office:value-type="string">
            <text:p text:style-name="P22">M:N Relation</text:p>
          </table:table-cell>
          <table:table-cell table:style-name="Table1.A1" office:value-type="string">
            <text:p text:style-name="P23"><text:span text:style-name="Source_20_Text"><text:span text:style-name="T3">inventory</text:span></text:span><text:span text:style-name="T3"> table linking Heroes and Items.</text:span></text:p>
          </table:table-cell>
        </table:table-row>
        <table:table-row>
          <table:table-cell table:style-name="Table1.A1" office:value-type="string">
            <text:p text:style-name="P22">Data Types</text:p>
          </table:table-cell>
          <table:table-cell table:style-name="Table1.A1" office:value-type="string">
            <text:p text:style-name="P23"><text:span text:style-name="T3">Float (</text:span><text:span text:style-name="Source_20_Text"><text:span text:style-name="T3">gold</text:span></text:span><text:span text:style-name="T3">), Bool (</text:span><text:span text:style-name="Source_20_Text"><text:span text:style-name="T3">is_active</text:span></text:span><text:span text:style-name="T3">), Enum (</text:span><text:span text:style-name="Source_20_Text"><text:span text:style-name="T3">rarity</text:span></text:span><text:span text:style-name="T3">), Date (</text:span><text:span text:style-name="Source_20_Text"><text:span text:style-name="T3">join_date</text:span></text:span><text:span text:style-name="T3">).</text:span></text:p>
          </table:table-cell>
        </table:table-row>
        <table:table-row>
          <table:table-cell table:style-name="Table1.A1" office:value-type="string">
            <text:p text:style-name="P22">Transaction</text:p>
          </table:table-cell>
          <table:table-cell table:style-name="Table1.A1" office:value-type="string">
            <text:p text:style-name="P23"><text:span text:style-name="Source_20_Text"><text:span text:style-name="T3">create_hero_with_starter_pack</text:span></text:span><text:span text:style-name="T3"> (inserts into heroes + inventory).</text:span></text:p>
          </table:table-cell>
        </table:table-row>
        <table:table-row>
          <table:table-cell table:style-name="Table1.A1" office:value-type="string">
            <text:p text:style-name="P22">Aggregation Report</text:p>
          </table:table-cell>
          <table:table-cell table:style-name="Table1.A1" office:value-type="string">
            <text:p text:style-name="P23"><text:span text:style-name="Source_20_Text"><text:span text:style-name="T3">get_report</text:span></text:span><text:span text:style-name="T3"> and </text:span><text:span text:style-name="Source_20_Text"><text:span text:style-name="T3">get_guild_stats</text:span></text:span><text:span text:style-name="T3"> (SUM, AVG, COUNT).</text:span></text:p>
          </table:table-cell>
        </table:table-row>
        <table:table-row>
          <table:table-cell table:style-name="Table1.A1" office:value-type="string">
            <text:p text:style-name="P22">Import (2 tables)</text:p>
          </table:table-cell>
          <table:table-cell table:style-name="Table1.A1" office:value-type="string">
            <text:p text:style-name="P24">JSON import for Heroes and Items.</text:p>
          </table:table-cell>
        </table:table-row>
        <table:table-row>
          <table:table-cell table:style-name="Table1.A1" office:value-type="string">
            <text:p text:style-name="P22">Config File</text:p>
          </table:table-cell>
          <table:table-cell table:style-name="Table1.A1" office:value-type="string">
            <text:p text:style-name="P23"><text:span text:style-name="Source_20_Text"><text:span text:style-name="T3">config.json</text:span></text:span><text:span text:style-name="T3"> editable via Settings Tab.</text:span></text:p>
          </table:table-cell>
        </table:table-row>
        <table:table-row>
          <table:table-cell table:style-name="Table1.A1" office:value-type="string">
            <text:p text:style-name="P22">Error Handling</text:p>
          </table:table-cell>
          <table:table-cell table:style-name="Table1.A1" office:value-type="string">
            <text:p text:style-name="P23"><text:span text:style-name="Source_20_Text"><text:span text:style-name="T3">try-except</text:span></text:span><text:span text:style-name="T3"> blocks for DB connections and User Inputs.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8:23:44.212470800</meta:creation-date>
    <dc:date>2026-01-04T18:30:08.101628700</dc:date>
    <meta:editing-duration>PT6M24S</meta:editing-duration>
    <meta:editing-cycles>1</meta:editing-cycles>
    <meta:generator>LibreOffice/25.2.7.2$Windows_X86_64 LibreOffice_project/5cbfd1ab6520636bb5f7b99185aa69bd7456825d</meta:generator>
    <meta:document-statistic meta:table-count="1" meta:image-count="0" meta:object-count="0" meta:page-count="4" meta:paragraph-count="96" meta:word-count="835" meta:character-count="5074" meta:non-whitespace-character-count="4375"/>
  </office:meta>
</office:document-meta>
</file>